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r13" style:family="presentation" style:parent-style-name="Forestbird3-title">
      <style:graphic-properties fo:min-height="3.506cm"/>
    </style:style>
    <style:style style:name="pr14" style:family="presentation" style:parent-style-name="Forestbird3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Обучение через взаимодействие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Системы искусственного интеллекта с подкреплением</text:p>
            <text:p text:style-name="P1"/>
            <text:p text:style-name="P1">Вычислительный подход к обучению на основе взаимодействия с окружающей средой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бучение с подкреплением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Это обучение тому, что надо делать, как следует отображать ситуации в действия, чтобы максимизировать некоторый сигнал поощрения (вознаграждения), принимающий <text:s/>числовые значения.</text:p>
              </text:list-header>
              <text:list-item>
                <text:p>Поиск методом проб и ошибок;</text:p>
              </text:list-item>
              <text:list-item>
                <text:p>Отсроченные поощре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Задача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Основная идея — нужно уловить и зафиксировать наиболее вожные аспекты реальной задачи, имея в виду организацию взаимодействия агента со средой для достижения некоторой цели. Любой метод, который хорошо подходит для решения сформулированной задачи, будем рассматривать как метод обучения с подкрепленим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Агент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Агент должен иметь возможностьв кокой-то мере воспринимать состояние среды, а также быть в состоянии предпринимать действия, которые могут повлиять на состояние среды. Агент должен также иметь цель или цели, связанные с состояниями среды. Необходимо выделить и учитывать все три аспекта: <text:span text:style-name="T1">восприятие, действие, цели </text:span><text:span text:style-name="T2">в их наиболее простых формах, но без их вульгаризации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Изучение и применение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Чтобы получить большее вознаграждение, агент, должен предпочитать действия, которые он уже проверил в прошлой своей деятельности и обнаружил, что они эффективны с точки зрения <text:s/>получения поощрения. Однако, чтобы обнаруживать их, надо пробовать выполнять такие действия, которые ещё не выполнялись ранее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user-transformed="true">
          <draw:text-box>
            <text:p>Дилемма изучения-применения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Проблема состоит в том, что нельзя только использовать уже проверенные действия или только искать новые эффективные действия, поскольку это ведет к провалу попыток решения задачи. Агент должен пытаться предпринимать разнообразные действия и благоприятствовать тем их них которые окажутся лучшими. В задачах стохастического характера каждое из действий должно быть повторено многократно, чтобы добиться получения надёжной <text:s/>оценки ожидаемого <text:s/>вознаграждени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Целостная проблема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В явном виде необходимо рассматривать целостную проблему целенаправленного агента, взаимодействующего с неопределенной средой. То есть со средой, содержащей неопределенность, неопределенные факторы. Не следует рассматривать теории планирования , оперирующие с общими целями, но без рассмотрения роли планированя в процессах принятия решения, идущих в реальном масштабе времени, или же вопроса о том откуда взять предсказывающие модели, необходимые для планирования. Концентрация внимания на изолированных подзадачах существенно ограничивает возможность его применени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Обучение с подкреплением ставит прямо противоположную задачу и исходит из целостного, взаимодействуюего со средой, целенаправленного агента. Все агенты, обучающиеся с подкреплением, имеют явным образом выраженные цели, могут воспринимить особенности среды, а также выбирать действия, влияющие на эту среду. Более того, обычно с самого начала предполагается, что агент должен действовать, несмотря на существенную неопределенность в среде. Когда в обучение с подкреплением вовлекается планирование, нужно предпринимать усилия, для обуспечения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взаимодействия между планированием и выбором действий в реальном масштабе времени, а также для поиска способов получения и улучшения моделей среды.</text:p>
                <text:p>Чтобы добиться успеха в области обучения, надо выделить и изучить важные подзадачи обще задачи обучения, но это должны быть такие подзадачи, роль которых явна с точки зрения целостного, взаимодействующего со средой, целенаправленного агента, даже если нет возможности во всех подробностях описать этого агент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Бил готовит себе завтрак. При более подробном рассмотрении оказывается, что даже такая сугубо утилитарная деятельность представляет собой сложный комплекс действий, подчиненных определенным условиям, взаимосвязанных целей и подцелей: подойти к шкафу, открыть его, выбрать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4:08:07.661020339</meta:creation-date>
    <meta:editing-duration>PT15M14S</meta:editing-duration>
    <meta:editing-cycles>4</meta:editing-cycles>
    <meta:generator>LibreOffice/6.0.7.3$Linux_X86_64 LibreOffice_project/00m0$Build-3</meta:generator>
    <dc:title>Forestbird</dc:title>
    <dc:date>2019-06-03T16:07:52.723724927</dc:date>
    <meta:document-statistic meta:object-count="94"/>
  </office:meta>
</office:document-meta>
</file>